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20d4"/>
    </style:style>
    <style:style style:name="P2" style:family="paragraph" style:parent-style-name="Standard">
      <style:text-properties fo:font-size="12pt" officeooo:paragraph-rsid="001220d4" style:font-size-asian="10.5pt" style:font-size-complex="12pt"/>
    </style:style>
    <style:style style:name="P3" style:family="paragraph" style:parent-style-name="Standard" style:list-style-name="L1">
      <style:text-properties fo:font-size="12pt" officeooo:rsid="0020e7d9" officeooo:paragraph-rsid="0012a08e" style:font-size-asian="10.5pt" style:font-size-complex="12pt"/>
    </style:style>
    <style:style style:name="P4" style:family="paragraph" style:parent-style-name="Standard">
      <style:text-properties fo:font-size="12pt" officeooo:rsid="0020e7d9" officeooo:paragraph-rsid="0012a08e" style:font-size-asian="10.5pt" style:font-size-complex="12pt"/>
    </style:style>
    <style:style style:name="P5" style:family="paragraph" style:parent-style-name="Standard" style:list-style-name="L1">
      <style:text-properties fo:font-size="12pt" officeooo:rsid="004c939d" officeooo:paragraph-rsid="00136e5f" style:font-size-asian="10.5pt" style:font-size-complex="12pt"/>
    </style:style>
    <style:style style:name="P6" style:family="paragraph" style:parent-style-name="Standard">
      <style:text-properties fo:font-size="12pt" officeooo:rsid="004c939d" officeooo:paragraph-rsid="00136e5f" style:font-size-asian="10.5pt" style:font-size-complex="12pt"/>
    </style:style>
    <style:style style:name="P7" style:family="paragraph" style:parent-style-name="Standard" style:list-style-name="L1">
      <style:text-properties fo:font-size="12pt" officeooo:rsid="0018aebc" officeooo:paragraph-rsid="0018aebc" style:font-size-asian="10.5pt" style:font-size-complex="12pt"/>
    </style:style>
    <style:style style:name="P8" style:family="paragraph" style:parent-style-name="Standard" style:list-style-name="L1">
      <style:text-properties fo:font-size="12pt" officeooo:rsid="001c5d95" officeooo:paragraph-rsid="001c5d95" style:font-size-asian="10.5pt" style:font-size-complex="12pt"/>
    </style:style>
    <style:style style:name="P9" style:family="paragraph" style:parent-style-name="Standard">
      <style:text-properties fo:font-size="12pt" officeooo:rsid="001c5d95" officeooo:paragraph-rsid="001c5d95" style:font-size-asian="10.5pt" style:font-size-complex="12pt"/>
    </style:style>
    <style:style style:name="P10" style:family="paragraph" style:parent-style-name="Standard">
      <style:text-properties fo:font-size="12pt" officeooo:rsid="0022706b" officeooo:paragraph-rsid="002229fc" style:font-size-asian="10.5pt" style:font-size-complex="12pt"/>
    </style:style>
    <style:style style:name="P11" style:family="paragraph" style:parent-style-name="Standard" style:list-style-name="L1">
      <style:text-properties fo:font-size="12pt" officeooo:rsid="0029c32c" officeooo:paragraph-rsid="0023ee80" style:font-size-asian="10.5pt" style:font-size-complex="12pt"/>
    </style:style>
    <style:style style:name="P12" style:family="paragraph" style:parent-style-name="Standard" style:list-style-name="L1">
      <style:text-properties fo:font-size="12pt" officeooo:rsid="00269b89" officeooo:paragraph-rsid="00269b89" style:font-size-asian="10.5pt" style:font-size-complex="12pt"/>
    </style:style>
    <style:style style:name="P13" style:family="paragraph" style:parent-style-name="Standard" style:list-style-name="L1">
      <style:text-properties fo:font-size="12pt" officeooo:rsid="00270ef9" officeooo:paragraph-rsid="00270ef9" style:font-size-asian="10.5pt" style:font-size-complex="12pt"/>
    </style:style>
    <style:style style:name="P14" style:family="paragraph" style:parent-style-name="Standard" style:list-style-name="L1">
      <style:text-properties fo:font-size="12pt" officeooo:rsid="0027d072" officeooo:paragraph-rsid="0027d072" style:font-size-asian="10.5pt" style:font-size-complex="12pt"/>
    </style:style>
    <style:style style:name="P15" style:family="paragraph" style:parent-style-name="Standard" style:list-style-name="L1">
      <style:text-properties fo:font-size="12pt" officeooo:rsid="0028ba1a" officeooo:paragraph-rsid="0028ba1a" style:font-size-asian="10.5pt" style:font-size-complex="12pt"/>
    </style:style>
    <style:style style:name="P16" style:family="paragraph" style:parent-style-name="Standard" style:list-style-name="L1">
      <style:text-properties fo:font-size="12pt" officeooo:rsid="0028ba1a" officeooo:paragraph-rsid="00291d39" style:font-size-asian="10.5pt" style:font-size-complex="12pt"/>
    </style:style>
    <style:style style:name="P17" style:family="paragraph" style:parent-style-name="Standard" style:list-style-name="L1">
      <style:text-properties fo:font-size="12pt" officeooo:rsid="0028ba1a" officeooo:paragraph-rsid="0029d7b5" style:font-size-asian="10.5pt" style:font-size-complex="12pt"/>
    </style:style>
    <style:style style:name="P18" style:family="paragraph" style:parent-style-name="Standard" style:list-style-name="L1">
      <style:text-properties fo:font-size="12pt" officeooo:rsid="0029d7b5" officeooo:paragraph-rsid="0029d7b5" style:font-size-asian="10.5pt" style:font-size-complex="12pt"/>
    </style:style>
    <style:style style:name="P19" style:family="paragraph" style:parent-style-name="Standard" style:list-style-name="L1">
      <style:text-properties fo:font-size="12pt" officeooo:rsid="002ba594" officeooo:paragraph-rsid="002ba594" style:font-size-asian="10.5pt" style:font-size-complex="12pt"/>
    </style:style>
    <style:style style:name="P20" style:family="paragraph" style:parent-style-name="Standard">
      <style:text-properties fo:font-size="12pt" officeooo:rsid="002ba594" officeooo:paragraph-rsid="002ba594" style:font-size-asian="10.5pt" style:font-size-complex="12pt"/>
    </style:style>
    <style:style style:name="P21" style:family="paragraph" style:parent-style-name="Standard" style:list-style-name="L1">
      <style:text-properties fo:font-size="12pt" officeooo:rsid="0031a84b" officeooo:paragraph-rsid="0031a84b" style:font-size-asian="10.5pt" style:font-size-complex="12pt"/>
    </style:style>
    <style:style style:name="P22" style:family="paragraph" style:parent-style-name="Standard" style:list-style-name="L1">
      <style:text-properties fo:font-size="12pt" officeooo:rsid="00323cb2" officeooo:paragraph-rsid="00323cb2" style:font-size-asian="10.5pt" style:font-size-complex="12pt"/>
    </style:style>
    <style:style style:name="P23" style:family="paragraph" style:parent-style-name="Standard" style:list-style-name="L1">
      <style:text-properties officeooo:rsid="001ce539" officeooo:paragraph-rsid="0012a08e"/>
    </style:style>
    <style:style style:name="P24" style:family="paragraph" style:parent-style-name="Standard" style:list-style-name="L1">
      <style:text-properties officeooo:rsid="004c939d" officeooo:paragraph-rsid="00136e5f"/>
    </style:style>
    <style:style style:name="P25" style:family="paragraph" style:parent-style-name="Standard" style:list-style-name="L1">
      <style:text-properties officeooo:rsid="0028155f" officeooo:paragraph-rsid="00151b91"/>
    </style:style>
    <style:style style:name="P26" style:family="paragraph" style:parent-style-name="Standard" style:list-style-name="L1">
      <style:text-properties officeooo:rsid="004efe6a" officeooo:paragraph-rsid="0016d07d"/>
    </style:style>
    <style:style style:name="P27" style:family="paragraph" style:parent-style-name="Standard" style:list-style-name="L1">
      <style:text-properties officeooo:rsid="0029c32c" officeooo:paragraph-rsid="001d4687"/>
    </style:style>
    <style:style style:name="P28" style:family="paragraph" style:parent-style-name="Standard" style:list-style-name="L1">
      <style:text-properties officeooo:rsid="0029c32c" officeooo:paragraph-rsid="001e3c7d"/>
    </style:style>
    <style:style style:name="P29" style:family="paragraph" style:parent-style-name="Standard" style:list-style-name="L1">
      <style:text-properties officeooo:rsid="002bd143" officeooo:paragraph-rsid="00151b91"/>
    </style:style>
    <style:style style:name="P30" style:family="paragraph" style:parent-style-name="Standard" style:list-style-name="L1">
      <style:text-properties officeooo:rsid="0016d07d" officeooo:paragraph-rsid="0016d07d"/>
    </style:style>
    <style:style style:name="P31" style:family="paragraph" style:parent-style-name="Standard" style:list-style-name="L1">
      <style:text-properties officeooo:rsid="00177573" officeooo:paragraph-rsid="00177573"/>
    </style:style>
    <style:style style:name="P32" style:family="paragraph" style:parent-style-name="Standard" style:list-style-name="L1">
      <style:text-properties officeooo:rsid="0022706b" officeooo:paragraph-rsid="001d4687"/>
    </style:style>
    <style:style style:name="P33" style:family="paragraph" style:parent-style-name="Standard" style:list-style-name="L1">
      <style:text-properties officeooo:rsid="0022706b" officeooo:paragraph-rsid="002229fc"/>
    </style:style>
    <style:style style:name="P34" style:family="paragraph" style:parent-style-name="Standard" style:list-style-name="L1">
      <style:text-properties officeooo:rsid="0022706b" officeooo:paragraph-rsid="00269b07"/>
    </style:style>
    <style:style style:name="P35" style:family="paragraph" style:parent-style-name="Standard" style:list-style-name="L1">
      <style:text-properties officeooo:rsid="002b3407" officeooo:paragraph-rsid="001d4687"/>
    </style:style>
    <style:style style:name="P36" style:family="paragraph" style:parent-style-name="Standard" style:list-style-name="L1">
      <style:text-properties officeooo:rsid="002229fc" officeooo:paragraph-rsid="002229fc"/>
    </style:style>
    <style:style style:name="P37" style:family="paragraph" style:parent-style-name="Standard" style:list-style-name="L1">
      <style:text-properties officeooo:rsid="00269b07" officeooo:paragraph-rsid="00269b07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607fda" style:font-size-asian="15pt" style:font-size-complex="15pt"/>
    </style:style>
    <style:style style:name="T3" style:family="text">
      <style:text-properties fo:font-size="15pt" officeooo:rsid="001220d4" style:font-size-asian="15pt" style:font-size-complex="15pt"/>
    </style:style>
    <style:style style:name="T4" style:family="text">
      <style:text-properties officeooo:rsid="001ec5a3"/>
    </style:style>
    <style:style style:name="T5" style:family="text">
      <style:text-properties officeooo:rsid="0012ff39"/>
    </style:style>
    <style:style style:name="T6" style:family="text">
      <style:text-properties officeooo:rsid="00136e5f"/>
    </style:style>
    <style:style style:name="T7" style:family="text">
      <style:text-properties officeooo:rsid="0016d07d"/>
    </style:style>
    <style:style style:name="T8" style:family="text">
      <style:text-properties fo:font-size="12pt" officeooo:rsid="00136e5f" style:font-size-asian="10.5pt" style:font-size-complex="12pt"/>
    </style:style>
    <style:style style:name="T9" style:family="text">
      <style:text-properties fo:font-size="12pt" officeooo:rsid="00269b07" style:font-size-asian="10.5pt" style:font-size-complex="12pt"/>
    </style:style>
    <style:style style:name="T10" style:family="text">
      <style:text-properties officeooo:rsid="00184d49"/>
    </style:style>
    <style:style style:name="T11" style:family="text">
      <style:text-properties officeooo:rsid="0018aebc"/>
    </style:style>
    <style:style style:name="T12" style:family="text">
      <style:text-properties officeooo:rsid="001a623c"/>
    </style:style>
    <style:style style:name="T13" style:family="text">
      <style:text-properties officeooo:rsid="001b3f3d"/>
    </style:style>
    <style:style style:name="T14" style:family="text">
      <style:text-properties officeooo:rsid="001e3c7d"/>
    </style:style>
    <style:style style:name="T15" style:family="text">
      <style:text-properties officeooo:rsid="0020057f"/>
    </style:style>
    <style:style style:name="T16" style:family="text">
      <style:text-properties officeooo:rsid="002229fc"/>
    </style:style>
    <style:style style:name="T17" style:family="text">
      <style:text-properties officeooo:rsid="002290d6"/>
    </style:style>
    <style:style style:name="T18" style:family="text">
      <style:text-properties officeooo:rsid="0023ee80"/>
    </style:style>
    <style:style style:name="T19" style:family="text">
      <style:text-properties officeooo:rsid="00269b07"/>
    </style:style>
    <style:style style:name="T20" style:family="text">
      <style:text-properties officeooo:rsid="00270ef9"/>
    </style:style>
    <style:style style:name="T21" style:family="text">
      <style:text-properties officeooo:rsid="0027d072"/>
    </style:style>
    <style:style style:name="T22" style:family="text">
      <style:text-properties officeooo:rsid="0028ba1a"/>
    </style:style>
    <style:style style:name="T23" style:family="text">
      <style:text-properties officeooo:rsid="00291d39"/>
    </style:style>
    <style:style style:name="T24" style:family="text">
      <style:text-properties officeooo:rsid="0029d7b5"/>
    </style:style>
    <style:style style:name="T25" style:family="text">
      <style:text-properties officeooo:rsid="002ba594"/>
    </style:style>
    <style:style style:name="T26" style:family="text">
      <style:text-properties officeooo:rsid="002c55b6"/>
    </style:style>
    <style:style style:name="T27" style:family="text">
      <style:text-properties officeooo:rsid="002c84af"/>
    </style:style>
    <style:style style:name="T28" style:family="text">
      <style:text-properties officeooo:rsid="002dbf2f"/>
    </style:style>
    <style:style style:name="T29" style:family="text">
      <style:text-properties officeooo:rsid="002f1072"/>
    </style:style>
    <style:style style:name="T30" style:family="text">
      <style:text-properties officeooo:rsid="002ff05c"/>
    </style:style>
    <style:style style:name="T31" style:family="text">
      <style:text-properties officeooo:rsid="00313a42"/>
    </style:style>
    <style:style style:name="T32" style:family="text">
      <style:text-properties officeooo:rsid="003415e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liederung Thema </text:span><text:span text:style-name="T3">P2</text:span><text:span text:style-name="T2">: </text:span><text:span text:style-name="T1">De-Novo-Sequencing using Spectrum-Graphs, enabling Open Searches</text:span></text:p>
      <text:p text:style-name="P2"/>
      <text:p text:style-name="P2"/>
      <text:list xml:id="list489899203" text:style-name="L1">
        <text:list-item>
          <text:p text:style-name="P23"><text:span text:style-name="T4">Grundsätzliches</text:span> zur Themenwahl</text:p>
          <text:list>
            <text:list-item>
              <text:p text:style-name="P23">Beschreibung warum ausgerechnet das <text:span text:style-name="T5">De-Novo Sequencing</text:span> Thema gewählt wurde</text:p>
            </text:list-item>
            <text:list-item>
              <text:p text:style-name="P3">Unter Umständen: Hoffnungen bzw. Erwartungen <text:span text:style-name="T10">an diesem</text:span> Thema</text:p>
            </text:list-item>
          </text:list>
        </text:list-item>
      </text:list>
      <text:p text:style-name="P4"/>
      <text:list xml:id="list193518540668973" text:continue-numbering="true" text:style-name="L1">
        <text:list-item>
          <text:p text:style-name="P24">Begriffserklärungen</text:p>
          <text:list>
            <text:list-item>
              <text:p text:style-name="P24">Häufig verwendete Abkürzungen (z.B. <text:span text:style-name="T6">MS/MS, </text:span><text:span text:style-name="T20">ETD, HCD, </text:span><text:span text:style-name="T6">etc.</text:span>)</text:p>
            </text:list-item>
            <text:list-item>
              <text:p text:style-name="P5">Erklärung und Einordnung der <text:span text:style-name="T13">wichtig</text:span><text:span text:style-name="T17">sten</text:span><text:span text:style-name="T13"> </text:span>Begriffe <text:span text:style-name="T6">aus dem Bereich der Peptidsequenzierung</text:span></text:p>
            </text:list-item>
          </text:list>
        </text:list-item>
      </text:list>
      <text:p text:style-name="P6"/>
      <text:list xml:id="list193518622909324" text:continue-numbering="true" text:style-name="L1">
        <text:list-item>
          <text:p text:style-name="P25">Themenabgrenzung</text:p>
          <text:list>
            <text:list-item>
              <text:p text:style-name="P25">Welche Schwerpunkte werden behandelt?</text:p>
              <text:list>
                <text:list-item>
                  <text:p text:style-name="P26">Was ist <text:span text:style-name="T7">die De-Novo-</text:span><text:span text:style-name="T8">Peptidsequenzierung</text:span>?</text:p>
                </text:list-item>
                <text:list-item>
                  <text:p text:style-name="P30">Was erhofft man sich von dieser Technologie?</text:p>
                </text:list-item>
                <text:list-item>
                  <text:p text:style-name="P37">Inwiefern spielen <text:span text:style-name="T26">die Spektrums-</text:span>Graphen <text:span text:style-name="T27">dabei </text:span>eine Rolle?</text:p>
                </text:list-item>
                <text:list-item>
                  <text:p text:style-name="P31">Welche Probleme liegen vor, die von der Seite der Informatik gelöst / verbessert werden können?</text:p>
                </text:list-item>
              </text:list>
            </text:list-item>
            <text:list-item>
              <text:p text:style-name="P29">Welche Aspekte werden nicht behandelt?</text:p>
              <text:list>
                <text:list-item>
                  <text:p text:style-name="P7">Genaue Funktionsweise der Massenspektrometrie</text:p>
                </text:list-item>
                <text:list-item>
                  <text:p text:style-name="P7"><text:span text:style-name="T12">Tiefere Informationen über die F</text:span>unktionsweise von „Konkurrenzalgorithmen“</text:p>
                </text:list-item>
                <text:list-item>
                  <text:p text:style-name="P8">Weitergehende Informationen aus dem Bereich der organischen Chemie</text:p>
                </text:list-item>
              </text:list>
            </text:list-item>
          </text:list>
        </text:list-item>
      </text:list>
      <text:p text:style-name="P9"/>
      <text:list xml:id="list193518380787004" text:continue-numbering="true" text:style-name="L1">
        <text:list-item>
          <text:p text:style-name="P32">Einleitung</text:p>
          <text:list>
            <text:list-item>
              <text:p text:style-name="P28">Allgemeines zu<text:span text:style-name="T14">r </text:span><text:span text:style-name="T7">De-Novo-</text:span><text:span text:style-name="T8">Peptidsequenzierung</text:span></text:p>
              <text:list>
                <text:list-item>
                  <text:p text:style-name="P34">Was ist <text:span text:style-name="T15">die </text:span><text:span text:style-name="T7">De-Novo-</text:span><text:span text:style-name="T8">Peptidsequenzierung </text:span><text:span text:style-name="T9">mittels Spektrumsgraphen</text:span>?</text:p>
                </text:list-item>
                <text:list-item>
                  <text:p text:style-name="P27">Welche Informationen <text:span text:style-name="T15">benötigt dieses Verfahren?</text:span></text:p>
                </text:list-item>
                <text:list-item>
                  <text:p text:style-name="P36">Welche Informationen kann das Verfahren am Ende liefern?</text:p>
                </text:list-item>
              </text:list>
            </text:list-item>
            <text:list-item>
              <text:p text:style-name="P35">Anwendungsbereiche bzw. Anwendungszweck</text:p>
              <text:list>
                <text:list-item>
                  <text:p text:style-name="P32">Mit welchen Zielen wurde diese Technologie geschaffen?</text:p>
                </text:list-item>
                <text:list-item>
                  <text:p text:style-name="P33">Welche Probleme versucht <text:span text:style-name="T16">die </text:span><text:span text:style-name="T7">De-Novo-</text:span><text:span text:style-name="T8">Peptidsequenzierung</text:span> <text:span text:style-name="T19">mittels Spektrumsgraphen </text:span>zu lösen bzw. zu vereinfachen?</text:p>
                </text:list-item>
              </text:list>
            </text:list-item>
          </text:list>
        </text:list-item>
      </text:list>
      <text:p text:style-name="P10"/>
      <text:list xml:id="list193518705484746" text:continue-numbering="true" text:style-name="L1">
        <text:list-item>
          <text:p text:style-name="P11"><text:span text:style-name="T7">De-Novo-</text:span><text:span text:style-name="T6">Peptidsequenzierung </text:span><text:span text:style-name="T19">und Spektrums-Graphen </text:span><text:span text:style-name="T18">im Detail</text:span></text:p>
          <text:list>
            <text:list-item>
              <text:p text:style-name="P12">Datengewinning</text:p>
              <text:list>
                <text:list-item>
                  <text:p text:style-name="P13">Vorbereitung der Probe durch Fragmentierung der Aminosäuresequenz <text:span text:style-name="T21">(</text:span>mittels ETD und HCD<text:span text:style-name="T21">)</text:span></text:p>
                </text:list-item>
                <text:list-item>
                  <text:p text:style-name="P13">Durchführung der <text:span text:style-name="T11">Massenspektrometrie</text:span></text:p>
                </text:list-item>
              </text:list>
            </text:list-item>
            <text:list-item>
              <text:p text:style-name="P14">Datenauswertung</text:p>
              <text:list>
                <text:list-item>
                  <text:p text:style-name="P14">Zusammenführung der Spektrumsinformationen in einem DA-Graphen <text:span text:style-name="T32">(bzw. DAG)</text:span></text:p>
                </text:list-item>
                <text:list-item>
                  <text:p text:style-name="P14">Ermitteln <text:span text:style-name="T22">des</text:span> längsten <text:span text:style-name="T22">asymmetrischen Pfades</text:span> im Graphen</text:p>
                </text:list-item>
                <text:list-item>
                  <text:p text:style-name="P15">„Prioritätsalgorithmus“ entscheidet bei nicht eindeutigen Ergebnissen</text:p>
                </text:list-item>
                <text:list-item>
                  <text:p text:style-name="P14">Wenn alles funktioniert hat: Peptidsequenz <text:span text:style-name="T28">(wahrscheinlich) </text:span>gefunden</text:p>
                </text:list-item>
              </text:list>
            </text:list-item>
            <text:list-item>
              <text:p text:style-name="P14">Probleme in der Praxis</text:p>
              <text:list>
                <text:list-item>
                  <text:p text:style-name="P15">Pfadermittlung benötigt viel Rechenzeit</text:p>
                </text:list-item>
                <text:list-item>
                  <text:p text:style-name="P15">Genauigkeit nimmt mit längerer Peptidkette schnell ab</text:p>
                </text:list-item>
                <text:list-item>
                  <text:p text:style-name="P15">Schlechte Ergebnisse bei unerwarteten Änderungen der Peptidkette</text:p>
                </text:list-item>
                <text:list-item>
                  <text:p text:style-name="P15">Eingangsdaten müssen genau sein</text:p>
                </text:list-item>
              </text:list>
            </text:list-item>
            <text:list-item>
              <text:p text:style-name="P15">Lösungsansätze</text:p>
              <text:list>
                <text:list-item>
                  <text:p text:style-name="P18">Punktesystem <text:span text:style-name="T29">durch vortrainierte</text:span><text:span text:style-name="T30">m</text:span><text:span text:style-name="T29"> ML Algorithmus</text:span></text:p>
                </text:list-item>
                <text:list-item>
                  <text:p text:style-name="P15"><text:soft-page-break/>Trade-off zwischen Genauigkeit und Geschwindigkeit <text:span text:style-name="T31">meist</text:span> möglich</text:p>
                </text:list-item>
                <text:list-item>
                  <text:p text:style-name="P16"><text:span text:style-name="T23">Bewusst Ungenauigkeiten zulassen</text:span></text:p>
                </text:list-item>
                <text:list-item>
                  <text:p text:style-name="P17"><text:span text:style-name="T23">Peptidkette ver</text:span><text:span text:style-name="T24">ringern</text:span></text:p>
                </text:list-item>
              </text:list>
            </text:list-item>
            <text:list-item>
              <text:p text:style-name="P17"><text:span text:style-name="T24">Ungelöste Probleme</text:span></text:p>
              <text:list>
                <text:list-item>
                  <text:p text:style-name="P17"><text:span text:style-name="T25">Optimierungsideen erwarten, dass maximal eine Änderung in der Peptidkette vorhanden ist</text:span></text:p>
                </text:list-item>
                <text:list-item>
                  <text:p text:style-name="P21">By Design nimmt die Qualität mit zunehmender Länge der Peptidkette ab</text:p>
                </text:list-item>
                <text:list-item>
                  <text:p text:style-name="P19">Was tun, wenn die Eingangsdaten nicht allzu genau sind</text:p>
                </text:list-item>
              </text:list>
            </text:list-item>
          </text:list>
        </text:list-item>
      </text:list>
      <text:p text:style-name="P20"/>
      <text:list xml:id="list193519702338307" text:continue-numbering="true" text:style-name="L1">
        <text:list-item>
          <text:p text:style-name="P19">Zusammenfassung</text:p>
          <text:list>
            <text:list-item>
              <text:p text:style-name="P19">Bedeutung und Mehrwert von hochwertigen Proteinsequenzierungsdaten </text:p>
            </text:list-item>
            <text:list-item>
              <text:p text:style-name="P19">Mehrwert von <text:span text:style-name="T19">Spektrumsgraphen </text:span>bei der <text:span text:style-name="T7">De-Novo-</text:span><text:span text:style-name="T6">Peptidsequenzierung</text:span></text:p>
            </text:list-item>
            <text:list-item>
              <text:p text:style-name="P19">Grenzen dieses Ansatzes</text:p>
            </text:list-item>
            <text:list-item>
              <text:p text:style-name="P19">Wann kann man diesen Ansatz verwenden; wann sollte man es nicht tun</text:p>
            </text:list-item>
            <text:list-item>
              <text:p text:style-name="P22">Zukunftsbetrachtung: Wie könnte es mit der <text:span text:style-name="T7">De-Novo-</text:span><text:span text:style-name="T6">Peptidsequenzierung </text:span>mittels Spektrumsgraphen weitergehen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6:37:03.631446912</meta:creation-date>
    <dc:date>2023-05-03T19:35:17.866737701</dc:date>
    <meta:editing-duration>PT1H35M58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373" meta:character-count="2843" meta:non-whitespace-character-count="2576"/>
  </office:meta>
</office:document-meta>
</file>